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font-name-complex="Times New Roman"/>
    </style:style>
    <style:style style:name="P2" style:family="paragraph" style:parent-style-name="Standard">
      <style:text-properties style:font-name="Times New Roman" officeooo:rsid="001e8d79" officeooo:paragraph-rsid="001e8d79" style:font-name-complex="Times New Roman"/>
    </style:style>
    <style:style style:name="P3" style:family="paragraph" style:parent-style-name="Standard">
      <style:text-properties style:font-name="Times New Roman" officeooo:rsid="0020c088" officeooo:paragraph-rsid="0020c088" style:font-name-complex="Times New Roman"/>
    </style:style>
    <style:style style:name="P4" style:family="paragraph" style:parent-style-name="Standard">
      <style:text-properties style:font-name="Times New Roman" officeooo:rsid="00216a8e" officeooo:paragraph-rsid="00216a8e" style:font-name-complex="Times New Roman"/>
    </style:style>
    <style:style style:name="P5" style:family="paragraph" style:parent-style-name="Standard">
      <style:text-properties style:font-name="Times New Roman" officeooo:rsid="0025bf3d" officeooo:paragraph-rsid="0025bf3d" style:font-name-complex="Times New Roman"/>
    </style:style>
    <style:style style:name="P6" style:family="paragraph" style:parent-style-name="Standard">
      <style:text-properties style:font-name="Times New Roman" officeooo:rsid="002847be" officeooo:paragraph-rsid="002847be" style:font-name-complex="Times New Roman"/>
    </style:style>
    <style:style style:name="P7" style:family="paragraph" style:parent-style-name="Standard" style:master-page-name="MP0">
      <style:paragraph-properties style:page-number="auto" fo:break-before="page"/>
      <style:text-properties style:font-name="Times New Roman" officeooo:rsid="001e8d79" officeooo:paragraph-rsid="001e8d79" style:font-name-complex="Times New Roman"/>
    </style:style>
    <style:style style:name="T1" style:family="text">
      <style:text-properties officeooo:rsid="001f5258"/>
    </style:style>
    <style:style style:name="T2" style:family="text">
      <style:text-properties officeooo:rsid="00216a8e"/>
    </style:style>
    <style:style style:name="T3" style:family="text">
      <style:text-properties officeooo:rsid="0022ec5b"/>
    </style:style>
    <style:style style:name="T4" style:family="text">
      <style:text-properties officeooo:rsid="00230432"/>
    </style:style>
    <style:style style:name="T5" style:family="text">
      <style:text-properties officeooo:rsid="00248601"/>
    </style:style>
    <style:style style:name="T6" style:family="text">
      <style:text-properties officeooo:rsid="0025bf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TRODUCTION:</text:p>
      <text:p text:style-name="P2"><text:tab/>This project is on recent horse racing betting statistics. There are many groups of people who like trying to predict the odds of victory in many types of games and competitions. <text:span text:style-name="T1">For horse racing, the betters compete with the main dealer, “The House”, to try to win bets on horses. The house will always adjust a horses payout rate based upon how many people are betting on that horse. The house will at first determine the odds of a horse winning on heredity, but eventually the house bases what a horses odds are upon how many people are betting on that horse.</text:span></text:p>
      <text:p text:style-name="P3"><text:tab/>But is the house really right? Does a horse's popularity really determine its odds of winning? Is the house correct in playing with and adjusting based upon the majority's vote? And even if the majority's vote is correct, is there a better strategy in placing your bet on horses, overall in the long run? Even if you were to lose more bets, would the <text:span text:style-name="T2">fewer but larger payouts from when you win more than compensate the losses?</text:span></text:p>
      <text:p text:style-name="P4"><text:tab/>We are asking if there is some better strategy to impose than the popular consensus. Would going for the second place be better? or third? <text:span text:style-name="T3">Or is the first always best?</text:span></text:p>
      <text:p text:style-name="P1"/>
      <text:p text:style-name="P1">DATA:</text:p>
      <text:p text:style-name="P1">We gathered some of data from the website Kaggle. It contains information on the odds of each horse, all types of wins (like strong or weak), losses, and positions. There is also data on the bets and wagers, which is chiefly what we are interested in.</text:p>
      <text:p text:style-name="P1">There is also a website called Betfair which has multiple CSV files about places finished, predicted <text:span text:style-name="T4">and final</text:span> payouts.</text:p>
      <text:p text:style-name="P1">There were other sources that we looked at but they were not downloadable as files, and the websites prohibited any crawling or other automated retrieval schemes. <text:span text:style-name="T4">Horse betting does involve people's finances so I find it somewhat understandable about why that information can be difficult to access in order to manipulate.</text:span></text:p>
      <text:p text:style-name="P1"/>
      <text:p text:style-name="P1">HYPOTHESIS:</text:p>
      <text:p text:style-name="P1">BROAD: Increase Payout.</text:p>
      <text:p text:style-name="P6">Three Hypotheses:</text:p>
      <text:p text:style-name="P1"/>
      <text:p text:style-name="P1">Does betting for a second placed predicted horse have a larger end payout chance?</text:p>
      <text:p text:style-name="P1">Do previous winnings determine a larger payout?</text:p>
      <text:p text:style-name="P1"/>
      <text:p text:style-name="P1">ANSWERING HYPOTHESISES:</text:p>
      <text:p text:style-name="P1">Kaggle and Betfair have races where they record the ending positions of first place and second place and the individual wager price and total wage paid.</text:p>
      <text:p text:style-name="P1"/>
      <text:p text:style-name="P1">Betfair contains lots of data for races for almost each day of the year, so I perceive that it could be difficult to connect horses together throughout the individual datasets, but it could be done. They have datasets from the current year to the year 2012. <text:span text:style-name="T5">Each individual dataset corresponds to one racing day, so it would probably be easiest to first have a program that just combines all of the files together into one single file or a few larger files so that we don't need to have a thousand or so lines of “reading from CSV” in our main project.</text:span></text:p>
      <text:p text:style-name="P1"/>
      <text:p text:style-name="P1">UNDERSTAND THE ANALYSES YOU PLAN TO PERSUE:</text:p>
      <text:p text:style-name="P1"/>
      <text:p text:style-name="P1"/>
      <text:p text:style-name="P1"><text:soft-page-break/></text:p>
      <text:p text:style-name="P1">I have not used or heard of any of the technology examples given (D3, Shiny), before this class. I definitely can see the usefulness of these applications with regards to an interactive experience, but I do not see how these can relate to the analysis that we will do in R. I do not know how we can put all of the graphs and results that we come up with in R and transpose it into the other programming languages that these products use. Just from browsing through some of these products I liked D3, although I have not <text:span text:style-name="T6">yet </text:span>done any Java Scripting (if I remember correctly, Java Script declares variables similar to R, where their type is not explicitly declared). <text:span text:style-name="T6">I have heard it said that it is a simpler version of Java</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0$Linux_X86_64 LibreOffice_project/20m0$Build-2</meta:generator>
    <meta:creation-date>2016-10-22T14:42:00Z</meta:creation-date>
    <dc:date>2016-10-26T14:56:48.578433391</dc:date>
    <meta:editing-cycles>8</meta:editing-cycles>
    <meta:editing-duration>PT2H47M6S</meta:editing-duration>
    <meta:document-statistic meta:table-count="0" meta:image-count="0" meta:object-count="0" meta:page-count="2" meta:paragraph-count="18" meta:word-count="627" meta:character-count="3539" meta:non-whitespace-character-count="2927"/>
    <meta:template xlink:type="simple" xlink:actuate="onRequest" xlink:title="" xlink:href="../../../../../../../../C:/Users/Andrew/AppData/Local/Temp/Midterm_Update_draft.odt/Normal"/>
  </office:meta>
</office:document-meta>
</file>